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orphans="0" fo:widows="0" fo:text-indent="0in" style:auto-text-indent="false"/>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12">
      <style:paragraph-properties fo:margin-left="0.5in" fo:margin-right="0in" fo:orphans="0" fo:widows="0"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paragraph-properties fo:margin-left="0.5in" fo:margin-right="0in" fo:orphans="0" fo:widows="0" fo:text-indent="0in" style:auto-text-indent="false"/>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Standard" style:list-style-name="WWNum8">
      <style:paragraph-properties fo:margin-left="1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master-page-name="Standard">
      <style:paragraph-properties fo:orphans="0" fo:widows="0" style:page-number="1"/>
    </style:style>
    <style:style style:name="P2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4001280" text:id="ct24001280">
          <text:insertion>
            <office:change-info>
              <dc:creator>RTheren</dc:creator>
              <dc:date>2019-05-21T20:13:26</dc:date>
            </office:change-info>
          </text:insertion>
        </text:changed-region>
        <text:changed-region xml:id="ct23765280" text:id="ct23765280">
          <text:UnknownChange>
            <office:change-info>
              <dc:creator>RTheren</dc:creator>
              <dc:date>2019-05-21T20:13:26</dc:date>
            </office:change-info>
          </text:UnknownChange>
        </text:changed-region>
        <text:changed-region xml:id="ct23945984" text:id="ct23945984">
          <text:insertion>
            <office:change-info>
              <dc:creator>RTheren</dc:creator>
              <dc:date>2019-05-21T20:13:26</dc:date>
            </office:change-info>
          </text:insertion>
        </text:changed-region>
        <text:changed-region xml:id="ct23945760" text:id="ct23945760">
          <text:UnknownChange>
            <office:change-info>
              <dc:creator>RTheren</dc:creator>
              <dc:date>2019-05-21T20:13:26</dc:date>
            </office:change-info>
          </text:UnknownChange>
        </text:changed-region>
        <text:changed-region xml:id="ct23412416" text:id="ct23412416">
          <text:deletion>
            <office:change-info>
              <dc:creator>RTheren</dc:creator>
              <dc:date>2019-05-21T20:13:26</dc:date>
            </office:change-info>
            <text:p text:style-name="P1">1.</text:p>
          </text:deletion>
        </text:changed-region>
        <text:changed-region xml:id="ct23940288" text:id="ct23940288">
          <text:UnknownChange>
            <office:change-info>
              <dc:creator>RTheren</dc:creator>
              <dc:date>2019-05-21T20:13:26</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LGCWDW <text:s/>- </text:span><text:span text:style-name="T2">????????? <text:s text:c="2"/></text:span></text:p>
      <text:p text:style-name="P2"><text:span text:style-name="T7">Colour key - </text:span><text:span text:style-name="T8">Venn</text:span><text:span text:style-name="T7"> </text:span><text:span text:style-name="T11">Pedro </text:span><text:span text:style-name="T3">Jill</text:span></text:p>
      <text:p text:style-name="P3"/>
      <text:p text:style-name="P2"><text:span text:style-name="T7">The Jill</text:span></text:p>
      <text:p text:style-name="P2"><text:a xlink:type="simple" xlink:href="https://meet.jit.si/jordan9000#config.disableAP=true&amp;config.disableAEC=true&amp;config.disableAGC=true" text:style-name="ListLabel_20_109" text:visited-style-name="ListLabel_20_109"><text:span text:style-name="T14">https://meet.jit.si/jordan9000#config.disableAP=true&amp;config.disableAEC=true&amp;config.disableAGC=true</text:span></text:a></text:p>
      <text:p text:style-name="P4"/>
      <text:p text:style-name="P2"><text:span text:style-name="T7">The Pedro </text:span></text:p>
      <text:p text:style-name="P2"><text:a xlink:type="simple" xlink:href="https://meet.jit.si/pedro9000#config.disableAP=true&amp;config.disableAEC=true&amp;config.disableAGC=true" text:style-name="ListLabel_20_109" text:visited-style-name="ListLabel_20_109"><text:span text:style-name="T14">https://meet.jit.si/pedro9000#config.disableAP=true&amp;config.disableAEC=true&amp;config.disableAGC=true</text:span></text:a></text:p>
      <text:p text:style-name="P3"/>
      <text:p text:style-name="P2"><draw:rect text:anchor-type="as-char" style:rel-width="100%" draw:z-index="0" draw:style-name="gr1" draw:text-style-name="P22"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2" svg:width="0.0012in" svg:height="0.0213in"><text:p/></draw:rect></text:p>
      <text:p text:style-name="P2"><text:span text:style-name="T4">Patreons:</text:span><text:span text:style-name="T16"> Post story suggestions </text:span><text:span text:style-name="T17">HAR</text:span><text:span text:style-name="T18">!</text:span></text:p>
      <text:p text:style-name="P2"/>
      <text:list xml:id="list283255063" text:style-name="WWNum12">
        <text:list-item>
          <text:p text:style-name="P5"><text:change-start text:change-id="ct24001280"/><text:s/>Play SNES games on NES with RasPi</text:p>
        </text:list-item>
      </text:list>
      <text:p text:style-name="P1"><text:change-start text:change-id="ct23765280"/><text:a xlink:type="simple" xlink:href="https://www.raspberrypi.org/magpi/reverse-emulated-nes/" text:style-name="ListLabel_20_110" text:visited-style-name="ListLabel_20_110">https://www.raspberrypi.org/magpi/reverse-emulated-nes/</text:a><text:change-end text:change-id="ct24001280"/><text:change-end text:change-id="ct23765280"/><text:change-start text:change-id="ct23945984"/><text:change-start text:change-id="ct23945760"/> <text:change-end text:change-id="ct23945984"/><text:change-end text:change-id="ct23945760"/><text:change text:change-id="ct23412416"/><text:change-start text:change-id="ct23940288"/><text:change-end text:change-id="ct23940288"/></text:p>
      <text:p text:style-name="P2">2.</text:p>
      <text:p text:style-name="P2"><text:soft-page-break/>3.</text:p>
      <text:p text:style-name="P2">4.</text:p>
      <text:p text:style-name="P2">5.</text:p>
      <text:p text:style-name="P2"><draw:rect text:anchor-type="as-char" style:rel-width="100%" draw:z-index="2" draw:style-name="gr1" draw:text-style-name="P22" svg:width="0.0012in" svg:height="0.0213in"><text:p/></draw:rect></text:p>
      <text:p text:style-name="Standard"><text:span text:style-name="T2">Rundown: You know the drill </text:span></text:p>
      <text:p text:style-name="Standard"/>
      <text:p text:style-name="Standard"/>
      <text:p text:style-name="P4"/>
      <text:p text:style-name="P2"><draw:rect text:anchor-type="as-char" style:rel-width="100%" draw:z-index="3" draw:style-name="gr1" draw:text-style-name="P22" svg:width="0.0012in" svg:height="0.0213in"><text:p/></draw:rect></text:p>
      <text:p text:style-name="P2"><text:span text:style-name="T7">What we’re up to :</text:span></text:p>
      <text:p text:style-name="P2"><text:span text:style-name="T7">V - Bringing my 1gig network to its knee-organs. Smoke testing a pair of 10G Mellanox cards. </text:span></text:p>
      <text:p text:style-name="P2"><text:span text:style-name="T7">J - Had a great time being a guest on Big Daddy Linux last Saturday! <text:s/>Thank you to Rocco and the community for being so welcoming, and it was wonderful to have the opportunity to spread the LGC love and looking forward to doing it again soon!</text:span></text:p>
      <text:p text:style-name="P2"><text:span text:style-name="T7">P - There’s a patch for bluetooth woes introduced in latter kernels, hopefully we can get that in soon-ish</text:span></text:p>
      <text:p text:style-name="Standard"><draw:rect text:anchor-type="as-char" style:rel-width="100%" draw:z-index="4" draw:style-name="gr1" draw:text-style-name="P22" svg:width="0.0012in" svg:height="0.0213in"><text:p/></draw:rect></text:p>
      <text:p text:style-name="Standard">News</text:p>
      <text:p text:style-name="Standard"/>
      <text:p text:style-name="Standard"><text:span text:style-name="T3">Antergos Linux Project Ends</text:span></text:p>
      <text:p text:style-name="Standard"><text:a xlink:type="simple" xlink:href="https://antergos.com/blog/antergos-linux-project-ends/" text:style-name="ListLabel_20_111" text:visited-style-name="ListLabel_20_111"><text:span text:style-name="T15">https://antergos.com/blog/antergos-linux-project-ends/</text:span></text:a></text:p>
      <text:list xml:id="list692679920" text:style-name="WWNum3">
        <text:list-item>
          <text:p text:style-name="P6"><text:span text:style-name="T9">RIP Arch on training wheels.</text:span></text:p>
        </text:list-item>
        <text:list-item>
          <text:p text:style-name="P6"><text:span text:style-name="T5">This is so sad. <text:s/>Antergos was the distro I would recommend new users to learn Arch because it had an easy to use GUI installer and a nice package manager that you could use to access both the Arch repositories as well a the AUR.</text:span></text:p>
        </text:list-item>
        <text:list-item>
          <text:p text:style-name="P6"><text:span text:style-name="T5">Antergos, unlike Manjero which uses its own repositories, mostly used the Arch repositories and had a few of its own.</text:span></text:p>
        </text:list-item>
        <text:list-item>
          <text:p text:style-name="P6"><text:soft-page-break/><text:span text:style-name="T5">For users moving from Antergos I recommend Anarchy Linux and the free of systemd Artix Linux distros.</text:span></text:p>
        </text:list-item>
        <text:list-item>
          <text:p text:style-name="P6"><text:span text:style-name="T12">Manjaro came in and ate all their cake.</text:span></text:p>
          <text:list>
            <text:list-item>
              <text:p text:style-name="P18"><text:span text:style-name="T9">What was the benefit of Manjaro, better installer?</text:span></text:p>
            </text:list-item>
          </text:list>
        </text:list-item>
        <text:list-item>
          <text:p text:style-name="P6"><text:span text:style-name="T12">It’s good they’re putting in the final bit of work to basically move everyone over to Arch proper.</text:span></text:p>
          <text:list>
            <text:list-item>
              <text:p text:style-name="P18"><text:span text:style-name="T9">Indeed, this is a good thing to see. </text:span></text:p>
            </text:list-item>
            <text:list-item>
              <text:p text:style-name="P18"><text:span text:style-name="T9">Several distros simply poof. </text:span></text:p>
            </text:list-item>
          </text:list>
        </text:list-item>
        <text:list-item>
          <text:p text:style-name="P6"><text:span text:style-name="T12">That way, people can keep the system running without feeling like they have to reinstall.</text:span></text:p>
        </text:list-item>
      </text:list>
      <text:p text:style-name="Standard"/>
      <text:p text:style-name="Standard"><text:span text:style-name="T3">Intel updates Clear Linux</text:span> </text:p>
      <text:p text:style-name="Standard"><text:a xlink:type="simple" xlink:href="https://www.extremetech.com/computing/291429-intel-unveils-clear-linux-os-update-at-open-source-summit" text:style-name="ListLabel_20_111" text:visited-style-name="ListLabel_20_111"><text:span text:style-name="T15">https://www.extremetech.com/computing/291429-intel-unveils-clear-linux-os-update-at-open-source-summit</text:span></text:a></text:p>
      <text:list xml:id="list1143732649" text:style-name="WWNum5">
        <text:list-item>
          <text:p text:style-name="P7"><text:span text:style-name="T5">Intel updates its Clear Linux OS with lots of improvements.</text:span></text:p>
        </text:list-item>
        <text:list-item>
          <text:p text:style-name="P7"><text:span text:style-name="T5">The new Clear Linux distro contains a deep learning stack and a data analytics reference stack </text:span>“[that] was developed to help enterprises analyze, classify, recognize, and process large amounts of data, built on Intel Xeon Scalable platforms using Apache Hadoop and Apache Spark.”</text:p>
        </text:list-item>
        <text:list-item>
          <text:p text:style-name="P7"><text:span text:style-name="T5">Wow! <text:s/>Clear Linux is now one of my favorite new distros!!!! <text:s/>It runs really fast even on an old 2013 Lenovo Thinkpad Edge E545 laptop with a Quad-Core AMD A6-5350m APU. <text:s/>I wanted to test it on AMD hardware.</text:span></text:p>
        </text:list-item>
        <text:list-item>
          <text:p text:style-name="P7"><text:span text:style-name="T5">The new GUI installer in the Clear Linux OS Desktop edition is organized nicely, easy to use and fast.</text:span></text:p>
        </text:list-item>
        <text:list-item>
          <text:p text:style-name="P7"><text:span text:style-name="T5">The Firefox browser seems to run even faster on the older laptop then when it is installed on newer hardware.</text:span></text:p>
        </text:list-item>
        <text:list-item>
          <text:p text:style-name="P7"><text:span text:style-name="T5">And the older Radeon HD 8450G Graphics performs nicely playing games in Steam. <text:s/>60fps average on medium settings playing Distance, The Talos Principle etc. compared to the 30-50fps I was getting from Ubuntu on the same machine.</text:span></text:p>
        </text:list-item>
        <text:list-item>
          <text:p text:style-name="P7"><text:span text:style-name="T12">Apparently, the old ncurses installer was scaring people off of even trying it.</text:span></text:p>
        </text:list-item>
        <text:list-item>
          <text:p text:style-name="P7"><text:span text:style-name="T12">Honestly, I’m still waiting on them fixing the non-US keyboard layouts for the XOrg session.</text:span></text:p>
        </text:list-item>
        <text:list-item>
          <text:p text:style-name="P7"><text:span text:style-name="T12">Though, with most stuff running well enough in Wayland/XWayland (with a Mesa driven GPU) it’s not that much of an issue since locale specific layouts work fine in Wayland.</text:span></text:p>
        </text:list-item>
      </text:list>
      <text:p text:style-name="Standard"/>
      <text:p text:style-name="Standard"><text:span text:style-name="T11">Restoring Intel CPU performance </text:span></text:p>
      <text:p text:style-name="Standard"><text:soft-page-break/><text:a xlink:type="simple" xlink:href="https://linuxreviews.org/HOWTO_make_Linux_run_blazing_fast_(again)_on_Intel_CPUs" text:style-name="ListLabel_20_111" text:visited-style-name="ListLabel_20_111"><text:span text:style-name="T15">https://linuxreviews.org/HOWTO_make_Linux_run_blazing_fast_(again)_on_Intel_CPUs</text:span></text:a></text:p>
      <text:list xml:id="list2318569971" text:style-name="WWNum10">
        <text:list-item>
          <text:p text:style-name="P8"><text:span text:style-name="T12">Or what it should default to with AMD CPUs.</text:span></text:p>
        </text:list-item>
        <text:list-item>
          <text:p text:style-name="P8"><text:span text:style-name="T12">If you’re on kernel 5.1.13 or higher, you can just add mitigations=off to the kernel line.</text:span></text:p>
        </text:list-item>
        <text:list-item>
          <text:p text:style-name="P8"><text:span text:style-name="T5">I like how the article states </text:span>“You are (probably) an adult. You can and should wisely decide just how much risk you are willing to take. Do or don't try this at home. You do not want to try this at work.”</text:p>
        </text:list-item>
        <text:list-item>
          <text:p text:style-name="P8"><text:span text:style-name="T5">To me the benefits in performance by disabling the Meltdown/Spectre Linux kernel fixes far outways my worry of it actually being a problem.</text:span></text:p>
        </text:list-item>
        <text:list-item>
          <text:p text:style-name="P8"><text:span text:style-name="T9">Going to be honest, if I had an Intel CPU I would probably tap that disable button. </text:span></text:p>
        </text:list-item>
        <text:list-item>
          <text:p text:style-name="P8"><text:span text:style-name="T9">Mind you, this is coming from someone who considers reckless self endangerment a lifestyle choice. </text:span></text:p>
        </text:list-item>
        <text:list-item>
          <text:p text:style-name="P8"><text:span text:style-name="T12">If you’re running Solus and you don’t have grub installed, you just put that line in </text:span>/etc/kernel/cmdline.d/00-nomeltdown.conf<text:span text:style-name="T12"> and run </text:span>sudo clr-boot-manager update<text:span text:style-name="T12"> </text:span></text:p>
        </text:list-item>
      </text:list>
      <text:p text:style-name="Standard"/>
      <text:p text:style-name="Standard"><text:span text:style-name="T9">Chrome OS tablet benchmarks </text:span></text:p>
      <text:p text:style-name="Standard"><text:a xlink:type="simple" xlink:href="https://www.aboutchromebooks.com/news/flapjack-chrome-os-tablets-benchmarks-performance-specifications/" text:style-name="ListLabel_20_111" text:visited-style-name="ListLabel_20_111"><text:span text:style-name="T15">https://www.aboutchromebooks.com/news/flapjack-chrome-os-tablets-benchmarks-performance-specifications/</text:span></text:a></text:p>
      <text:list xml:id="list2009984440" text:style-name="WWNum9">
        <text:list-item>
          <text:p text:style-name="P9"><text:span text:style-name="T9">Starting to pay attention to these since like it or not, your next tablet will be running Chrome OS. </text:span></text:p>
        </text:list-item>
        <text:list-item>
          <text:p text:style-name="P9"><text:span text:style-name="T12">Performance-wise these should be along the lines of the Pixel C.</text:span></text:p>
        </text:list-item>
        <text:list-item>
          <text:p text:style-name="P9"><text:span text:style-name="T12">And considering how well the Acer Chromebook performs in tablet mode, I’d say ChromeOS is pretty much ready.</text:span></text:p>
        </text:list-item>
        <text:list-item>
          <text:p text:style-name="P9"><text:span text:style-name="T12">Now get me that hardware acceleration for the Linux apps, already!</text:span></text:p>
        </text:list-item>
      </text:list>
      <text:p text:style-name="Standard"/>
      <text:p text:style-name="Standard"><text:span text:style-name="T11">South Korea moves to Linux</text:span> (MassiveOni)</text:p>
      <text:p text:style-name="Standard"><text:a xlink:type="simple" xlink:href="https://www.tomshardware.com/news/south-korea-chooses-linux-over-windows-10,39380.html" text:style-name="ListLabel_20_111" text:visited-style-name="ListLabel_20_111"><text:span text:style-name="T15">https://www.tomshardware.com/news/south-korea-chooses-linux-over-windows-10,39380.html</text:span></text:a></text:p>
      <text:list xml:id="list668960464" text:style-name="WWNum1">
        <text:list-item>
          <text:p text:style-name="P10"><text:span text:style-name="T12">Right now they’re considering it.</text:span></text:p>
        </text:list-item>
        <text:list-item>
          <text:p text:style-name="P10"><text:span text:style-name="T12">As someone who’s tried at my work to see how Linux would fare, Government systems are old and built on some deprecated stuff.</text:span></text:p>
        </text:list-item>
        <text:list-item>
          <text:p text:style-name="P10"><text:span text:style-name="T12">And if even the slightest thing doesn’t work, it’s not acceptable.</text:span></text:p>
        </text:list-item>
        <text:list-item>
          <text:p text:style-name="P10"><text:soft-page-break/><text:span text:style-name="T12">While, ironically, everyone uses Windows which doesn’t work at all half the time.</text:span></text:p>
        </text:list-item>
        <text:list-item>
          <text:p text:style-name="P10"><text:span text:style-name="T12">But it would certainly be nice if the home country of Samsung and a few other high profile tech companies actually did move everything over to Linux.</text:span></text:p>
        </text:list-item>
        <text:list-item>
          <text:p text:style-name="P10"><text:span text:style-name="T5">Since Microsoft’s free technical support for Windows 7 expires in January 2020, they are concerned with the cost of continuing to maintain Windows.</text:span></text:p>
        </text:list-item>
        <text:list-item>
          <text:p text:style-name="P10"><text:span text:style-name="T5">The Ministry said the transition to Linux is expected to cost the government $655 million, but that also includes the purchase of new PCs.</text:span></text:p>
        </text:list-item>
        <text:list-item>
          <text:p text:style-name="P10"><text:span text:style-name="T9">Considering it is code for putting pressure on MS sales weasels to cut them a better deal. </text:span></text:p>
        </text:list-item>
      </text:list>
      <text:p text:style-name="Standard"/>
      <text:p text:style-name="Standard"><text:span text:style-name="T3">XFCE 4.14 prerelease</text:span> </text:p>
      <text:p text:style-name="Standard"><text:a xlink:type="simple" xlink:href="https://simon.shimmerproject.org/2019/05/19/xfce-4-14pre1-released/" text:style-name="ListLabel_20_111" text:visited-style-name="ListLabel_20_111"><text:span text:style-name="T15">https://simon.shimmerproject.org/2019/05/19/xfce-4-14pre1-released/</text:span></text:a></text:p>
      <text:list xml:id="list3379076174" text:style-name="WWNum4">
        <text:list-item>
          <text:p text:style-name="P11"><text:span text:style-name="T5">As we talked about on LWDW on May 1st, Xfce 4.14pre1 is on schedule and just been released, and several features and updates that we have been talking about since February are included.</text:span></text:p>
        </text:list-item>
        <text:list-item>
          <text:p text:style-name="P11"><text:span text:style-name="T5">And the new colord front-end has been included in xfce4-settings as promised which enables color management and profiles on a per screen basis.</text:span></text:p>
        </text:list-item>
        <text:list-item>
          <text:p text:style-name="P11"><text:span text:style-name="T9">The colour thing has me excited since nvidia-settings has an element of RNG when setting that on boot. </text:span></text:p>
        </text:list-item>
        <text:list-item>
          <text:p text:style-name="P11"><text:span text:style-name="T9">Better support for High DPI is also welcome because one of my UHD monitors is 2X the size of the other. <text:s/></text:span></text:p>
        </text:list-item>
        <text:list-item>
          <text:p text:style-name="P11"><text:span text:style-name="T5">There have also been improvements to the display profile functionality ensuring a nicer and flicker-free experience when changing display profiles regularly.</text:span></text:p>
        </text:list-item>
      </text:list>
      <text:p text:style-name="Standard"/>
      <text:p text:style-name="Standard"><text:span text:style-name="T9">OBS 23.2 Release Candidate 1</text:span></text:p>
      <text:p text:style-name="Standard"><text:a xlink:type="simple" xlink:href="https://github.com/obsproject/obs-studio/releases/tag/23.2.0-rc1" text:style-name="ListLabel_20_111" text:visited-style-name="ListLabel_20_111"><text:span text:style-name="T15">https://github.com/obsproject/obs-studio/releases/tag/23.2.0-rc1</text:span></text:a></text:p>
      <text:list xml:id="list1724546846" text:style-name="WWNum8">
        <text:list-item>
          <text:p text:style-name="P12"><text:span text:style-name="T9">Fixed an issue on Linux where the program would not be able to capture some monitors.</text:span></text:p>
        </text:list-item>
        <text:list-item>
          <text:p text:style-name="P12"><text:span text:style-name="T9">Fixed an issue with VAAPI encoder on Linux where CBR would not always output at a constant bitrate.</text:span></text:p>
        </text:list-item>
        <text:list-item>
          <text:p text:style-name="P12"><text:span text:style-name="T9">The two things I’m waiting on are support for separate X screens, built in Linux browser, and some of the new NVENC hotness. </text:span></text:p>
        </text:list-item>
        <text:list-item>
          <text:p text:style-name="P12">Made the mouse wheel scroll the list of mixer items instead of scrolling individual mixer values</text:p>
          <text:list>
            <text:list-item>
              <text:p text:style-name="P19"><text:span text:style-name="T12">But I liked that!</text:span></text:p>
            </text:list-item>
          </text:list>
        </text:list-item>
      </text:list>
      <text:p text:style-name="Standard"><text:soft-page-break/></text:p>
      <text:p text:style-name="Standard"><text:span text:style-name="T11">Multi monitor wallpaper </text:span></text:p>
      <text:p text:style-name="Standard"><text:a xlink:type="simple" xlink:href="https://www.omgubuntu.co.uk/2019/05/superpaper-is-an-advanced-multi-monitor-wallpaper-tool-for-linux" text:style-name="ListLabel_20_111" text:visited-style-name="ListLabel_20_111"><text:span text:style-name="T15">https://www.omgubuntu.co.uk/2019/05/superpaper-is-an-advanced-multi-monitor-wallpaper-tool-for-linux</text:span></text:a></text:p>
      <text:list xml:id="list241500249" text:style-name="WWNum2">
        <text:list-item>
          <text:p text:style-name="P13"><text:span text:style-name="T5">I tested Superpaper on Gnome and Xfce and works quite well. <text:s/>It isn’t the prettiest of applications, but gets the job done!</text:span></text:p>
        </text:list-item>
        <text:list-item>
          <text:p text:style-name="P13"><text:span text:style-name="T5">There are very few multi monitor wallpapers app for Linux.</text:span></text:p>
        </text:list-item>
        <text:list-item>
          <text:p text:style-name="P13"><text:span text:style-name="T5">I love the fact that you can save your favorite wallpaper monitor settings to configuration profiles.</text:span></text:p>
        </text:list-item>
        <text:list-item>
          <text:p text:style-name="P13"><text:span text:style-name="T5">And this is a nice alternative to the Gnome Tweak Tool for spanning an image across multiple monitors.</text:span></text:p>
        </text:list-item>
        <text:list-item>
          <text:p text:style-name="P13"><text:span text:style-name="T5">HydraPaper is another option, but only works on Gnome 3, Mate and Budgie desktop managers, and doesn’t have all the advanced settings that Superpaper does.</text:span></text:p>
        </text:list-item>
        <text:list-item>
          <text:p text:style-name="P13"><text:span text:style-name="T12">Honestly, being able to the PPI conversion between different size/resolution monitors is pretty nice.</text:span></text:p>
        </text:list-item>
        <text:list-item>
          <text:p text:style-name="P13"><text:span text:style-name="T12">Also, MATE needs something to allow it to set different wallpapers per screen out of the box.</text:span></text:p>
        </text:list-item>
      </text:list>
      <text:p text:style-name="Standard"><draw:rect text:anchor-type="as-char" style:rel-width="100%" draw:z-index="5" draw:style-name="gr1" draw:text-style-name="P22" svg:width="0.0012in" svg:height="0.0213in"><text:p/></draw:rect></text:p>
      <text:p text:style-name="Standard">Plugs</text:p>
      <text:p text:style-name="Standard"/>
      <text:p text:style-name="Standard">Vertinog</text:p>
      <text:p text:style-name="Standard"/>
      <text:p text:style-name="Standard"><draw:rect text:anchor-type="as-char" style:rel-width="100%" draw:z-index="6" draw:style-name="gr1" draw:text-style-name="P22" svg:width="0.0012in" svg:height="0.0213in"><text:p/></draw:rect></text:p>
      <text:p text:style-name="Standard">Slice of Pi</text:p>
      <text:p text:style-name="Standard"/>
      <text:p text:style-name="Standard"><text:span text:style-name="T3">Pi powered GOBOTS</text:span> </text:p>
      <text:p text:style-name="Standard"><text:a xlink:type="simple" xlink:href="https://www.wired.com/story/kids-build-raspberry-pi-robot/" text:style-name="ListLabel_20_111" text:visited-style-name="ListLabel_20_111"><text:span text:style-name="T15">https://www.wired.com/story/kids-build-raspberry-pi-robot/</text:span></text:a></text:p>
      <text:list xml:id="list2670826207" text:style-name="WWNum6">
        <text:list-item>
          <text:p text:style-name="P14"><text:span text:style-name="T5">Using only $60 in parts and an easy to learn 10-line python program you can build a Raspberry Pi Gobot with your kids.</text:span></text:p>
        </text:list-item>
        <text:list-item>
          <text:p text:style-name="P14"><text:soft-page-break/><text:span text:style-name="T5">The chassis can be built with found items, including Legos and cardboard or plastic, as long as it is about 6 inches square.</text:span></text:p>
        </text:list-item>
      </text:list>
      <text:p text:style-name="Standard"/>
      <text:p text:style-name="Standard"><text:span text:style-name="T11">Shepherd's Pi</text:span></text:p>
      <text:p text:style-name="Standard"><text:a xlink:type="simple" xlink:href="https://www.cnx-software.com/2019/05/20/raspberry-pi-alternatives-2019" text:style-name="ListLabel_20_111" text:visited-style-name="ListLabel_20_111"><text:span text:style-name="T15">https://www.cnx-software.com/2019/05/20/raspberry-pi-alternatives-2019</text:span></text:a></text:p>
      <text:list xml:id="list2936665167" text:style-name="WWNum7">
        <text:list-item>
          <text:p text:style-name="P15"><text:span text:style-name="T12">If you want a Pi with proper USB3 and proper gigabit interwebs, you’ll have to drop $80 on the RockPi</text:span></text:p>
        </text:list-item>
        <text:list-item>
          <text:p text:style-name="P15"><text:span text:style-name="T5">The Hardkernel ODROID-C2 is one of my favorites on the list, and is only a few dollars more than a Raspberry Pi 3 and is priced at $40.</text:span></text:p>
          <text:list>
            <text:list-item>
              <text:p text:style-name="P20"><text:span text:style-name="T5">The processor is based on the same Cortex A53 cores as the Pi but clocked @ 2.0 GHz instead of 1.2 GHz and makes it run 67% faster.</text:span></text:p>
            </text:list-item>
            <text:list-item>
              <text:p text:style-name="P20"><text:span text:style-name="T5">2GB instead of 1GB RAM.</text:span></text:p>
            </text:list-item>
            <text:list-item>
              <text:p text:style-name="P20"><text:span text:style-name="T5">HDMI 2.0 with 4K video output and H.265 and 4K hardware video decoding.</text:span></text:p>
            </text:list-item>
            <text:list-item>
              <text:p text:style-name="P20"><text:span text:style-name="T5">Gigabit Ethernet.</text:span></text:p>
            </text:list-item>
          </text:list>
        </text:list-item>
      </text:list>
      <text:p text:style-name="Standard"><draw:rect text:anchor-type="as-char" style:rel-width="100%" draw:z-index="7" draw:style-name="gr1" draw:text-style-name="P22" svg:width="0.0012in" svg:height="0.0213in"><text:p/></draw:rect></text:p>
      <text:p text:style-name="Standard">Feedback</text:p>
      <text:p text:style-name="Standard"/>
      <text:p text:style-name="Standard">Chair</text:p>
      <text:p text:style-name="Standard"><text:a xlink:type="simple" xlink:href="https://linuxgamecast.com/bradley/?oinWPik" text:style-name="ListLabel_20_111" text:visited-style-name="ListLabel_20_111"><text:span text:style-name="T15">https://linuxgamecast.com/bradley/?oinWPik</text:span></text:a></text:p>
      <text:list xml:id="list2755003339" text:style-name="WWNum11">
        <text:list-item>
          <text:p text:style-name="P16"><text:span text:style-name="T5">Sorry Strider/Mathieu that was its last hurrah since it broke. <text:s/>My new chair fits me a lot better, but I am going to be penguining it out as well :-D</text:span></text:p>
        </text:list-item>
      </text:list>
      <text:p text:style-name="Standard"/>
      <text:p text:style-name="Standard">Links</text:p>
      <text:p text:style-name="Standard"><text:a xlink:type="simple" xlink:href="https://linuxgamecast.com/bradley/?bBCzBHM" text:style-name="ListLabel_20_111" text:visited-style-name="ListLabel_20_111"><text:span text:style-name="T15">https://linuxgamecast.com/bradley/?bBCzBHM</text:span></text:a></text:p>
      <text:p text:style-name="Standard"/>
      <text:p text:style-name="Standard">NLE</text:p>
      <text:p text:style-name="Standard"><text:soft-page-break/><text:a xlink:type="simple" xlink:href="https://linuxgamecast.com/bradley/?GnRuOWA" text:style-name="ListLabel_20_111" text:visited-style-name="ListLabel_20_111"><text:span text:style-name="T15">https://linuxgamecast.com/bradley/?GnRuOW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style style:name="ListLabel_20_111" style:display-name="ListLabel 11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5" meta:word-count="1461" meta:character-count="9033" meta:non-whitespace-character-count="7720"/>
    <meta:generator>LibreOfficeDev/6.0.5.2$Linux_X86_64 LibreOffice_project/</meta:generator>
  </office:meta>
</office:document-meta>
</file>